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2ff2f"/>
    </style:style>
    <style:style style:name="P2" style:family="paragraph" style:parent-style-name="Standard">
      <style:text-properties fo:font-weight="bold" officeooo:paragraph-rsid="0012ff2f" style:font-weight-asian="bold" style:font-weight-complex="bold"/>
    </style:style>
    <style:style style:name="P3" style:family="paragraph" style:parent-style-name="Standard">
      <style:text-properties fo:font-weight="bold" officeooo:paragraph-rsid="00173314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4f23c" officeooo:paragraph-rsid="0014f23c" style:font-weight-asian="bold" style:font-weight-complex="bold"/>
    </style:style>
    <style:style style:name="P5" style:family="paragraph" style:parent-style-name="Standard">
      <style:text-properties fo:font-weight="bold" officeooo:rsid="0014f23c" officeooo:paragraph-rsid="0014f23c" style:font-weight-asian="bold" style:font-weight-complex="bold"/>
    </style:style>
    <style:style style:name="P6" style:family="paragraph" style:parent-style-name="Standard">
      <style:text-properties fo:font-weight="bold" officeooo:rsid="0012ff2f" officeooo:paragraph-rsid="0012ff2f" style:font-weight-asian="bold" style:font-weight-complex="bold"/>
    </style:style>
    <style:style style:name="P7" style:family="paragraph" style:parent-style-name="Standard">
      <style:text-properties fo:font-weight="bold" officeooo:rsid="0019fff0" officeooo:paragraph-rsid="0019fff0" style:font-weight-asian="bold" style:font-weight-complex="bold"/>
    </style:style>
    <style:style style:name="P8" style:family="paragraph" style:parent-style-name="Standard">
      <style:text-properties fo:font-weight="bold" officeooo:rsid="001ed5fc" officeooo:paragraph-rsid="001ed5fc" style:font-weight-asian="bold" style:font-weight-complex="bold"/>
    </style:style>
    <style:style style:name="P9" style:family="paragraph" style:parent-style-name="Standard">
      <style:text-properties fo:font-weight="bold" officeooo:rsid="001f3973" officeooo:paragraph-rsid="001f3973" style:font-weight-asian="bold" style:font-weight-complex="bold"/>
    </style:style>
    <style:style style:name="P10" style:family="paragraph" style:parent-style-name="Standard">
      <style:text-properties officeooo:rsid="0012ff2f" officeooo:paragraph-rsid="0012ff2f"/>
    </style:style>
    <style:style style:name="P11" style:family="paragraph" style:parent-style-name="Standard">
      <style:text-properties officeooo:rsid="0014f23c" officeooo:paragraph-rsid="0014f23c"/>
    </style:style>
    <style:style style:name="P12" style:family="paragraph" style:parent-style-name="Standard">
      <style:text-properties officeooo:rsid="00165624" officeooo:paragraph-rsid="00165624"/>
    </style:style>
    <style:style style:name="P13" style:family="paragraph" style:parent-style-name="Standard">
      <style:text-properties officeooo:rsid="00173314" officeooo:paragraph-rsid="00173314"/>
    </style:style>
    <style:style style:name="P14" style:family="paragraph" style:parent-style-name="Standard">
      <style:text-properties officeooo:rsid="0019fff0" officeooo:paragraph-rsid="0019fff0"/>
    </style:style>
    <style:style style:name="P15" style:family="paragraph" style:parent-style-name="Standard">
      <style:text-properties fo:font-weight="normal" officeooo:rsid="001a4138" officeooo:paragraph-rsid="001a4138" style:font-weight-asian="normal" style:font-weight-complex="normal"/>
    </style:style>
    <style:style style:name="P16" style:family="paragraph" style:parent-style-name="Standard">
      <style:text-properties fo:font-weight="normal" officeooo:rsid="001f3973" officeooo:paragraph-rsid="001f3973" style:font-weight-asian="normal" style:font-weight-complex="normal"/>
    </style:style>
    <style:style style:name="P17" style:family="paragraph" style:parent-style-name="Standard" style:list-style-name="L1">
      <style:text-properties officeooo:rsid="0012ff2f" officeooo:paragraph-rsid="0012ff2f"/>
    </style:style>
    <style:style style:name="P18" style:family="paragraph" style:parent-style-name="Standard" style:list-style-name="L3">
      <style:text-properties officeooo:rsid="0012ff2f" officeooo:paragraph-rsid="0012ff2f"/>
    </style:style>
    <style:style style:name="P19" style:family="paragraph" style:parent-style-name="Standard" style:list-style-name="L2">
      <style:text-properties officeooo:paragraph-rsid="00173314"/>
    </style:style>
    <style:style style:name="P20" style:family="paragraph" style:parent-style-name="Standard" style:list-style-name="L3">
      <style:text-properties officeooo:paragraph-rsid="0012ff2f"/>
    </style:style>
    <style:style style:name="P21" style:family="paragraph" style:parent-style-name="Standard" style:list-style-name="L4">
      <style:text-properties officeooo:rsid="0014f23c" officeooo:paragraph-rsid="0014f23c"/>
    </style:style>
    <style:style style:name="P22" style:family="paragraph" style:parent-style-name="Standard" style:list-style-name="L5">
      <style:text-properties officeooo:rsid="0014f23c" officeooo:paragraph-rsid="0014f23c"/>
    </style:style>
    <style:style style:name="P23" style:family="paragraph" style:parent-style-name="Standard" style:list-style-name="L6">
      <style:text-properties officeooo:rsid="0014f23c" officeooo:paragraph-rsid="0014f23c"/>
    </style:style>
    <style:style style:name="P24" style:family="paragraph" style:parent-style-name="Standard" style:list-style-name="L7">
      <style:text-properties officeooo:rsid="0014f23c" officeooo:paragraph-rsid="0014f23c"/>
    </style:style>
    <style:style style:name="P25" style:family="paragraph" style:parent-style-name="Standard" style:list-style-name="L8">
      <style:text-properties officeooo:rsid="0014f23c" officeooo:paragraph-rsid="0014f23c"/>
    </style:style>
    <style:style style:name="P26" style:family="paragraph" style:parent-style-name="Standard" style:list-style-name="L12">
      <style:text-properties officeooo:rsid="0014f23c" officeooo:paragraph-rsid="001d7165"/>
    </style:style>
    <style:style style:name="P27" style:family="paragraph" style:parent-style-name="Standard" style:list-style-name="L8">
      <style:text-properties officeooo:rsid="00165624" officeooo:paragraph-rsid="00165624"/>
    </style:style>
    <style:style style:name="P28" style:family="paragraph" style:parent-style-name="Standard" style:list-style-name="L9">
      <style:text-properties officeooo:rsid="00173314" officeooo:paragraph-rsid="00173314"/>
    </style:style>
    <style:style style:name="P29" style:family="paragraph" style:parent-style-name="Standard" style:list-style-name="L10">
      <style:text-properties officeooo:rsid="0019fff0" officeooo:paragraph-rsid="0019fff0"/>
    </style:style>
    <style:style style:name="P30" style:family="paragraph" style:parent-style-name="Standard" style:list-style-name="L11">
      <style:text-properties officeooo:rsid="0019fff0" officeooo:paragraph-rsid="0019fff0"/>
    </style:style>
    <style:style style:name="P31" style:family="paragraph" style:parent-style-name="Standard" style:list-style-name="L12">
      <style:text-properties officeooo:rsid="0019fff0" officeooo:paragraph-rsid="0019fff0"/>
    </style:style>
    <style:style style:name="P32" style:family="paragraph" style:parent-style-name="Standard" style:list-style-name="L12">
      <style:text-properties officeooo:rsid="001a4138" officeooo:paragraph-rsid="001a4138"/>
    </style:style>
    <style:style style:name="P33" style:family="paragraph" style:parent-style-name="Standard" style:list-style-name="L12">
      <style:text-properties fo:font-weight="bold" officeooo:rsid="001a4138" officeooo:paragraph-rsid="001a4138" style:font-weight-asian="bold" style:font-weight-complex="bold"/>
    </style:style>
    <style:style style:name="P34" style:family="paragraph" style:parent-style-name="Standard" style:list-style-name="L12">
      <style:text-properties fo:font-weight="normal" officeooo:paragraph-rsid="001a4138" style:font-weight-asian="normal" style:font-weight-complex="normal"/>
    </style:style>
    <style:style style:name="P35" style:family="paragraph" style:parent-style-name="Standard" style:list-style-name="L12">
      <style:text-properties fo:font-weight="normal" officeooo:rsid="001a4138" officeooo:paragraph-rsid="001a4138" style:font-weight-asian="normal" style:font-weight-complex="normal"/>
    </style:style>
    <style:style style:name="P36" style:family="paragraph" style:parent-style-name="Standard" style:list-style-name="L12">
      <style:text-properties fo:font-weight="normal" officeooo:rsid="001a4138" officeooo:paragraph-rsid="001d7165" style:font-weight-asian="normal" style:font-weight-complex="normal"/>
    </style:style>
    <style:style style:name="P37" style:family="paragraph" style:parent-style-name="Standard" style:list-style-name="L12">
      <style:text-properties fo:font-weight="normal" officeooo:rsid="001d7165" officeooo:paragraph-rsid="001d7165" style:font-weight-asian="normal" style:font-weight-complex="normal"/>
    </style:style>
    <style:style style:name="P38" style:family="paragraph" style:parent-style-name="Standard" style:list-style-name="L12">
      <style:text-properties fo:font-weight="normal" officeooo:rsid="001ec721" officeooo:paragraph-rsid="001ec721" style:font-weight-asian="normal" style:font-weight-complex="normal"/>
    </style:style>
    <style:style style:name="P39" style:family="paragraph" style:parent-style-name="Standard" style:list-style-name="L12">
      <style:text-properties fo:font-weight="normal" officeooo:rsid="001e78a8" officeooo:paragraph-rsid="001e78a8" style:font-weight-asian="normal" style:font-weight-complex="normal"/>
    </style:style>
    <style:style style:name="P40" style:family="paragraph" style:parent-style-name="Standard" style:list-style-name="L13">
      <style:text-properties fo:font-weight="normal" officeooo:rsid="001ed5fc" officeooo:paragraph-rsid="001ed5fc" style:font-weight-asian="normal" style:font-weight-complex="normal"/>
    </style:style>
    <style:style style:name="P41" style:family="paragraph" style:parent-style-name="Standard" style:list-style-name="L13">
      <style:text-properties fo:font-weight="normal" officeooo:rsid="001f3973" officeooo:paragraph-rsid="001f3973" style:font-weight-asian="normal" style:font-weight-complex="normal"/>
    </style:style>
    <style:style style:name="P42" style:family="paragraph" style:parent-style-name="Standard" style:list-style-name="L14">
      <style:text-properties fo:font-weight="normal" officeooo:rsid="001f3973" officeooo:paragraph-rsid="001f3973" style:font-weight-asian="normal" style:font-weight-complex="normal"/>
    </style:style>
    <style:style style:name="P43" style:family="paragraph" style:parent-style-name="Standard" style:list-style-name="L13">
      <style:text-properties officeooo:paragraph-rsid="001f3973"/>
    </style:style>
    <style:style style:name="T1" style:family="text">
      <style:text-properties officeooo:rsid="0012ff2f"/>
    </style:style>
    <style:style style:name="T2" style:family="text">
      <style:text-properties officeooo:rsid="00165624"/>
    </style:style>
    <style:style style:name="T3" style:family="text">
      <style:text-properties officeooo:rsid="00173314"/>
    </style:style>
    <style:style style:name="T4" style:family="text">
      <style:text-properties officeooo:rsid="001863b1"/>
    </style:style>
    <style:style style:name="T5" style:family="text">
      <style:text-properties officeooo:rsid="001a4138"/>
    </style:style>
    <style:style style:name="T6" style:family="text">
      <style:text-properties officeooo:rsid="001b5d7e"/>
    </style:style>
    <style:style style:name="T7" style:family="text">
      <style:text-properties officeooo:rsid="001d7165"/>
    </style:style>
    <style:style style:name="T8" style:family="text">
      <style:text-properties fo:font-weight="normal" officeooo:rsid="001d7165" style:font-weight-asian="normal" style:font-weight-complex="normal"/>
    </style:style>
    <style:style style:name="T9" style:family="text">
      <style:text-properties fo:font-weight="normal" officeooo:rsid="001f3973" style:font-weight-asian="normal" style:font-weight-complex="normal"/>
    </style:style>
    <style:style style:name="T10" style:family="text">
      <style:text-properties officeooo:rsid="001e78a8"/>
    </style:style>
    <style:style style:name="T11" style:family="text">
      <style:text-properties officeooo:rsid="001ec721"/>
    </style:style>
    <style:style style:name="T12" style:family="text">
      <style:text-properties officeooo:rsid="002117a4"/>
    </style:style>
    <style:style style:name="T13" style:family="text">
      <style:text-properties officeooo:rsid="00223c0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XML(Extensible markup language)</text:p>
      <text:p text:style-name="P10"/>
      <text:p text:style-name="P6">Extensible markup language</text:p>
      <text:p text:style-name="P10">A markup language for creating documents containing structured information</text:p>
      <text:p text:style-name="P10"/>
      <text:p text:style-name="P2"><text:span text:style-name="T2">M</text:span><text:span text:style-name="T1">arkup language</text:span></text:p>
      <text:p text:style-name="P10">Mechanism to identify structure in a document</text:p>
      <text:p text:style-name="P10"/>
      <text:p text:style-name="P6">Structured information</text:p>
      <text:list xml:id="list653154227" text:style-name="L1">
        <text:list-item>
          <text:p text:style-name="P17">Contains content</text:p>
        </text:list-item>
        <text:list-item>
          <text:p text:style-name="P17">Other information that indicates what role the content plays</text:p>
        </text:list-item>
      </text:list>
      <text:p text:style-name="P10"/>
      <text:p text:style-name="P2"><text:span text:style-name="T1">X</text:span><text:span text:style-name="T2">ML</text:span><text:span text:style-name="T1"> vs HTM</text:span><text:span text:style-name="T2">L</text:span></text:p>
      <text:list xml:id="list930349914" text:style-name="L2">
        <text:list-item>
          <text:p text:style-name="P19"><text:span text:style-name="T1">In HTM</text:span><text:span text:style-name="T2">L</text:span><text:span text:style-name="T1">, tag set and tag semantics are predefine</text:span><text:span text:style-name="T13">d</text:span><text:span text:style-name="T1">; </text:span><text:span text:style-name="T2">XML </text:span><text:span text:style-name="T1">specifies no tag set or semantics provides facility to define tags. Applications whic</text:span><text:span text:style-name="T2">h</text:span><text:span text:style-name="T1"> process documents define the semantics</text:span></text:p>
        </text:list-item>
        <text:list-item>
          <text:p text:style-name="P19"><text:span text:style-name="T3">Thus, </text:span><text:span text:style-name="T1">XM</text:span><text:span text:style-name="T3">L</text:span><text:span text:style-name="T1"> is <text:s/>a meta-language for describing markup langu</text:span><text:span text:style-name="T3">a</text:span><text:span text:style-name="T1">ges</text:span></text:p>
        </text:list-item>
      </text:list>
      <text:p text:style-name="P10"/>
      <text:p text:style-name="P6">How is XML defined?</text:p>
      <text:p text:style-name="P1"><text:span text:style-name="T1">B</text:span><text:span text:style-name="T3">y</text:span><text:span text:style-name="T1"> the following specifications</text:span></text:p>
      <text:list xml:id="list760389499" text:style-name="L3">
        <text:list-item>
          <text:p text:style-name="P18">XML-1.0</text:p>
          <text:p text:style-name="P20"><text:span text:style-name="T1">Specifies syntax of </text:span><text:span text:style-name="T3">XML</text:span></text:p>
        </text:list-item>
        <text:list-item>
          <text:p text:style-name="P18">XML pointer language and XML link language</text:p>
          <text:p text:style-name="P18">Specifies standard way to link between resources</text:p>
        </text:list-item>
        <text:list-item>
          <text:p text:style-name="P18">XSL(XML style language)</text:p>
          <text:p text:style-name="P18">Defines a standard style-sheet language for XML<text:tab/></text:p>
        </text:list-item>
      </text:list>
      <text:p text:style-name="P10"/>
      <text:p text:style-name="P5">Structure of a XML document</text:p>
      <text:list xml:id="list615138408" text:style-name="L4">
        <text:list-item>
          <text:p text:style-name="P21">Prologue</text:p>
        </text:list-item>
        <text:list-item>
          <text:p text:style-name="P21">Elements</text:p>
        </text:list-item>
        <text:list-item>
          <text:p text:style-name="P21">Attributes</text:p>
        </text:list-item>
        <text:list-item>
          <text:p text:style-name="P21">Entity references</text:p>
        </text:list-item>
        <text:list-item>
          <text:p text:style-name="P21">Comments</text:p>
        </text:list-item>
      </text:list>
      <text:p text:style-name="P11"/>
      <text:p text:style-name="P5">Prologue</text:p>
      <text:list xml:id="list2160769099" text:style-name="L5">
        <text:list-item>
          <text:p text:style-name="P22">A proclamation which specifies that the document under consideration is a XML document</text:p>
        </text:list-item>
        <text:list-item>
          <text:p text:style-name="P22">Divided into a XML declaration and an optional DTD</text:p>
        </text:list-item>
        <text:list-item>
          <text:p text:style-name="P22">&lt;?XML version=”1.0” encoding=”UTF-8”?&gt;</text:p>
        </text:list-item>
      </text:list>
      <text:p text:style-name="P11"/>
      <text:p text:style-name="P5">XML elements</text:p>
      <text:list xml:id="list1503470537" text:style-name="L6">
        <text:list-item>
          <text:p text:style-name="P23">User defined markup</text:p>
        </text:list-item>
        <text:list-item>
          <text:p text:style-name="P23">Start and end tag</text:p>
        </text:list-item>
        <text:list-item>
          <text:p text:style-name="P23">Empty tag</text:p>
        </text:list-item>
        <text:list-item>
          <text:p text:style-name="P23">XML is case-sensitive</text:p>
        </text:list-item>
        <text:list-item>
          <text:p text:style-name="P23">&lt;city&gt;Kharagpur&lt;/city&gt;</text:p>
        </text:list-item>
      </text:list>
      <text:p text:style-name="P11"/>
      <text:p text:style-name="P5">XML attributes</text:p>
      <text:list xml:id="list959567664" text:style-name="L7">
        <text:list-item>
          <text:p text:style-name="P24">name value pairs which describe the element</text:p>
        </text:list-item>
        <text:list-item>
          <text:p text:style-name="P24">&lt;faculty name=”sdfdfa”&gt;lasdkfjasdfk&lt;/faculty&gt;</text:p>
        </text:list-item>
      </text:list>
      <text:p text:style-name="P11"/>
      <text:p text:style-name="P5">XML Entity references</text:p>
      <text:list xml:id="list1563641246" text:style-name="L8">
        <text:list-item>
          <text:p text:style-name="P25"><text:soft-page-break/>Escape sequences for symbols or sequences which are a part of the XML sequences</text:p>
          <text:list>
            <text:list-item>
              <text:p text:style-name="P25">&amp; - &amp;amp;</text:p>
            </text:list-item>
            <text:list-item>
              <text:p text:style-name="P25">“ - &amp;quot;</text:p>
            </text:list-item>
            <text:list-item>
              <text:p text:style-name="P25">' - &amp;apos;</text:p>
            </text:list-item>
            <text:list-item>
              <text:p text:style-name="P25">&lt; - &amp;lt;</text:p>
            </text:list-item>
          </text:list>
        </text:list-item>
        <text:list-item>
          <text:p text:style-name="P27">A special form of entity reference allows insertion of Unicode characters into the document</text:p>
          <text:list>
            <text:list-item>
              <text:p text:style-name="P27">Decimal references - &amp;#8756; <text:s/></text:p>
            </text:list-item>
            <text:list-item>
              <text:p text:style-name="P27">Hexadecimal references - &amp;#x211A;</text:p>
            </text:list-item>
          </text:list>
        </text:list-item>
        <text:list-item>
          <text:p text:style-name="P27">Internal and External</text:p>
        </text:list-item>
      </text:list>
      <text:p text:style-name="P12"/>
      <text:p text:style-name="P3"><text:span text:style-name="T4">XML </text:span><text:span text:style-name="T3">Comments</text:span></text:p>
      <text:list xml:id="list449539799" text:style-name="L9">
        <text:list-item>
          <text:p text:style-name="P28">Comments begin with &lt;!-- and end with →</text:p>
        </text:list-item>
        <text:list-item>
          <text:p text:style-name="P28">Cannot contain the literal string –</text:p>
        </text:list-item>
      </text:list>
      <text:p text:style-name="P13"/>
      <text:p text:style-name="P7">Processing instructions</text:p>
      <text:list xml:id="list1283180743" text:style-name="L10">
        <text:list-item>
          <text:p text:style-name="P29">Additional information to the processing application regarding how it should handle the data.</text:p>
        </text:list-item>
        <text:list-item>
          <text:p text:style-name="P29">Form : &lt;?name ?pidata&gt;</text:p>
        </text:list-item>
        <text:list-item>
          <text:p text:style-name="P29">The XML processor has nothing to do with them directly. Just pass them on to the application.</text:p>
        </text:list-item>
      </text:list>
      <text:p text:style-name="P14"/>
      <text:p text:style-name="P7">CDATA sections</text:p>
      <text:list xml:id="list186081870" text:style-name="L11">
        <text:list-item>
          <text:p text:style-name="P30">A CDATA section instructs the XML parser to ignore markup characters.</text:p>
        </text:list-item>
        <text:list-item>
          <text:p text:style-name="P30">An Example :</text:p>
          <text:p text:style-name="P30">&lt;![CDATA[</text:p>
          <text:list>
            <text:list-header>
              <text:p text:style-name="P30">temp = *p;</text:p>
              <text:p text:style-name="P30">*p = *q;</text:p>
              <text:p text:style-name="P30">*q = temp;</text:p>
            </text:list-header>
          </text:list>
          <text:p text:style-name="P30">]]&gt;</text:p>
        </text:list-item>
        <text:list-item>
          <text:p text:style-name="P30">All data in this section is passed to the application without processing by the XML parser.</text:p>
        </text:list-item>
      </text:list>
      <text:p text:style-name="P14"/>
      <text:p text:style-name="P7">DTD(Document type declaration)</text:p>
      <text:list xml:id="list1729874730" text:style-name="L12">
        <text:list-item>
          <text:p text:style-name="P31">Specifies the meta information of the contents of the documents to the XML parser</text:p>
          <text:list>
            <text:list-item>
              <text:p text:style-name="P31">Sequence and ordering or tags</text:p>
            </text:list-item>
          </text:list>
        </text:list-item>
        <text:list-item>
          <text:p text:style-name="P32">Four kinds of data declarations </text:p>
          <text:list>
            <text:list-item>
              <text:p text:style-name="P33">Element type declarations</text:p>
              <text:list>
                <text:list-item>
                  <text:p text:style-name="P32">Identifies names of elements and nature of their contents</text:p>
                  <text:list>
                    <text:list-item>
                      <text:p text:style-name="P32">Elements can contain simple predefined data types</text:p>
                    </text:list-item>
                    <text:list-item>
                      <text:p text:style-name="P32">They can refer to other elements</text:p>
                    </text:list-item>
                    <text:list-item>
                      <text:p text:style-name="P32">They can be defined w.r.t. their cardinality.</text:p>
                    </text:list-item>
                  </text:list>
                </text:list-item>
                <text:list-item>
                  <text:p text:style-name="P32">&lt;xsd: element name = “faculty” type = “xsd:string” maxOccurs = unbounded/&gt;</text:p>
                </text:list-item>
              </text:list>
            </text:list-item>
            <text:list-item>
              <text:p text:style-name="P33">Attribute list definitions</text:p>
              <text:list>
                <text:list-item>
                  <text:p text:style-name="P34"><text:span text:style-name="T5">Identifies names of </text:span><text:span text:style-name="T6">attributes</text:span><text:span text:style-name="T5"> and nature of their contents</text:span></text:p>
                  <text:list>
                    <text:list-item>
                      <text:p text:style-name="P34"><text:span text:style-name="T6">Attributes</text:span><text:span text:style-name="T5"> can use custom data types</text:span></text:p>
                    </text:list-item>
                    <text:list-item>
                      <text:p text:style-name="P35">They can refer to other attributes</text:p>
                    </text:list-item>
                    <text:list-item>
                      <text:p text:style-name="P35">They can be defined w.r.t. their cardinality</text:p>
                    </text:list-item>
                  </text:list>
                </text:list-item>
                <text:list-item>
                  <text:p text:style-name="P35">&lt;xsd: attribute name=”city” type = “xsd:string” fixed = Kharagpur/&gt;</text:p>
                </text:list-item>
              </text:list>
            </text:list-item>
            <text:list-item>
              <text:p text:style-name="P33">Entity declarations</text:p>
              <text:list>
                <text:list-item>
                  <text:p text:style-name="P37">Allow us to associate a name with some content.</text:p>
                </text:list-item>
                <text:list-item>
                  <text:p text:style-name="P38"><text:soft-page-break/>The contents are inserted at the point of reference during XML processing.</text:p>
                </text:list-item>
                <text:list-item>
                  <text:p text:style-name="P37">Two types</text:p>
                  <text:list>
                    <text:list-item>
                      <text:p text:style-name="P37">Internal entities</text:p>
                      <text:list>
                        <text:list-item>
                          <text:p text:style-name="P36"><text:span text:style-name="T7">Associate a name with </text:span><text:span text:style-name="T11">content of</text:span><text:span text:style-name="T10"> the same XML document</text:span></text:p>
                        </text:list-item>
                        <text:list-item>
                          <text:p text:style-name="P37">Five entity declarations are predefined</text:p>
                          <text:list>
                            <text:list-item>
                              <text:p text:style-name="P26">&amp;amp, &amp;quot, &amp;apos, <text:span text:style-name="T8">&amp;lt, &amp;gt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9">External entities</text:p>
                      <text:list>
                        <text:list-item>
                          <text:p text:style-name="P38">Associate a name with content of a different file</text:p>
                          <text:list>
                            <text:list-item>
                              <text:p text:style-name="P38">Example : </text:p>
                              <text:list>
                                <text:list-header>
                                  <text:p text:style-name="P38">&lt;!ENTITY IITLOGO</text:p>
                                  <text:list>
                                    <text:list-header>
                                      <text:p text:style-name="P38">SYSTEM “institute/logo.gif”&gt;</text:p>
                                    </text:list-header>
                                  </text:list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3">Notation declarations</text:p>
            </text:list-item>
          </text:list>
        </text:list-item>
      </text:list>
      <text:p text:style-name="P15"/>
      <text:p text:style-name="P8">Linking documents in XML</text:p>
      <text:list xml:id="list666720022" text:style-name="L13">
        <text:list-item>
          <text:p text:style-name="P40">The XPointer and XLink specifications provide a standard linking model for XML</text:p>
        </text:list-item>
        <text:list-item>
          <text:p text:style-name="P40">XLink</text:p>
          <text:list>
            <text:list-item>
              <text:p text:style-name="P40">More than HTML link</text:p>
            </text:list-item>
            <text:list-item>
              <text:p text:style-name="P40">Gives control over the semantics of the link</text:p>
              <text:list>
                <text:list-item>
                  <text:p text:style-name="P40">In HTML the semantics of the link is retrieval of documents. Since XML is used not only for the purposes of the web, there can be other semantics</text:p>
                </text:list-item>
              </text:list>
            </text:list-item>
            <text:list-item>
              <text:p text:style-name="P40">XML processors identify links by the attribute, “xml:link”.</text:p>
            </text:list-item>
            <text:list-item>
              <text:p text:style-name="P41">Simple link</text:p>
              <text:list>
                <text:list-item>
                  <text:p text:style-name="P41">Strongly resembles the HTML links. It identifies a link between two resources, the current XML document and the referenced document</text:p>
                  <text:list>
                    <text:list-header>
                      <text:p text:style-name="P41">&lt;link xml:link=”simple”</text:p>
                      <text:list>
                        <text:list-header>
                          <text:p text:style-name="P43"><text:span text:style-name="T9">href=”</text:span><text:a xlink:type="simple" xlink:href="http://google.com/"><text:span text:style-name="T9">http://google.com</text:span></text:a><text:span text:style-name="T9">”&gt;</text:span></text:p>
                          <text:p text:style-name="P41">Google home page &lt;/link&gt;</text:p>
                        </text:list-header>
                      </text:list>
                    </text:list-header>
                  </text:list>
                </text:list-item>
              </text:list>
            </text:list-item>
            <text:list-item>
              <text:p text:style-name="P41">Extended link</text:p>
              <text:list>
                <text:list-item>
                  <text:p text:style-name="P41">Allows us to express relationships between more than two resources</text:p>
                </text:list-item>
              </text:list>
            </text:list-item>
          </text:list>
        </text:list-item>
      </text:list>
      <text:p text:style-name="P15"/>
      <text:p text:style-name="P16">xml:space=”preserve”</text:p>
      <text:p text:style-name="P16"/>
      <text:p text:style-name="P9">Including a DTD</text:p>
      <text:p text:style-name="P16">&lt;!XML version=”1.0” standalone=”no”?&gt;</text:p>
      <text:p text:style-name="P16"><text:tab/>&lt;!DOCTYPE chapter SYSTEM “mybook.dtd” [</text:p>
      <text:p text:style-name="P16"><text:tab/>…</text:p>
      <text:p text:style-name="P16"><text:tab/>…</text:p>
      <text:p text:style-name="P16"><text:tab/>]</text:p>
      <text:p text:style-name="P16">&lt;chapter&gt;</text:p>
      <text:p text:style-name="P16">…</text:p>
      <text:p text:style-name="P16">&lt;/cha<text:span text:style-name="T12">p</text:span>ter&gt;</text:p>
      <text:p text:style-name="P16"/>
      <text:p text:style-name="P9">Validity of XML documents</text:p>
      <text:list xml:id="list188650773" text:style-name="L14">
        <text:list-item>
          <text:p text:style-name="P42">Well-formed</text:p>
          <text:list>
            <text:list-item>
              <text:p text:style-name="P42">Document obeys the syntax of XML</text:p>
            </text:list-item>
            <text:list-item>
              <text:p text:style-name="P42">Can be parsed</text:p>
            </text:list-item>
          </text:list>
        </text:list-item>
        <text:list-item>
          <text:p text:style-name="P42">Valid</text:p>
          <text:list>
            <text:list-item>
              <text:p text:style-name="P42">A well-formed document is valid only if it has a DTD and obeys the constraints imposed by the DTD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11-25T11:29:49</meta:creation-date>
    <dc:date>2013-02-07T17:19:22</dc:date>
    <dc:creator>Kempa </dc:creator>
    <meta:editing-duration>PT2H7M49S</meta:editing-duration>
    <meta:editing-cycles>16</meta:editing-cycles>
    <meta:generator>LibreOffice/3.6$Linux_x86 LibreOffice_project/360m1$Build-2</meta:generator>
    <meta:document-statistic meta:table-count="0" meta:image-count="0" meta:object-count="0" meta:page-count="3" meta:paragraph-count="124" meta:word-count="754" meta:character-count="4329" meta:non-whitespace-character-count="3783"/>
  </office:meta>
</office:document-meta>
</file>